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code">
      <style:graphic-properties draw:stroke="none" svg:stroke-color="#000000" draw:fill="none" draw:fill-color="#ffffff" draw:textarea-horizontal-align="left" draw:auto-grow-height="true" draw:auto-grow-width="false" fo:min-height="9.91cm" fo:min-width="19.82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141cm, 1.884cm, -0.423cm, 11.462cm)" draw:image-opacity="100%" style:mirror="none"/>
    </style:style>
    <style:style style:name="gr9" style:family="graphic" style:parent-style-name="standard">
      <style:graphic-properties draw:ole-draw-aspect="1"/>
    </style:style>
    <style:style style:name="gr10" style:family="graphic" style:parent-style-name="code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17.93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outline1">
      <style:graphic-properties fo:min-height="0.81cm"/>
    </style:style>
    <style:style style:name="pr7" style:family="presentation" style:parent-style-name="Default-outline1">
      <style:graphic-properties draw:auto-grow-height="true" fo:min-height="13.86cm"/>
    </style:style>
    <style:style style:name="pr8" style:family="presentation" style:parent-style-name="Default-outline1">
      <style:graphic-properties fo:min-height="5.89cm"/>
    </style:style>
    <style:style style:name="pr9" style:family="presentation" style:parent-style-name="Default-title">
      <style:graphic-properties fo:min-height="3.256cm"/>
    </style:style>
    <style:style style:name="pr10" style:family="presentation" style:parent-style-name="Default-subtitle">
      <style:graphic-properties draw:fill-color="#ffffff" fo:min-height="13.609cm"/>
    </style:style>
    <style:style style:name="pr11" style:family="presentation" style:parent-style-name="Default-outline1">
      <style:graphic-properties fo:min-height="14.078cm"/>
    </style:style>
    <style:style style:name="pr12" style:family="presentation" style:parent-style-name="Default-outline1">
      <style:graphic-properties fo:min-height="7.78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family="'Courier New'" style:font-family-generic="modern" style:font-pitch="fixed" fo:font-size="18pt" style:font-size-asian="18pt" style:font-size-complex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in ^ metalab ^ mjam.net</presentation:footer-decl>
      <presentation:date-time-decl presentation:name="dtd1" presentation:source="fixed">2009-02-14</presentation:date-time-decl>
      <draw:page draw:name="page1" draw:style-name="dp1" draw:master-page-name="Default" presentation:presentation-page-layout-name="AL1T21" presentation:use-footer-name="ftr1" presentation:use-date-time-name="dtd1">
        <office:forms form:automatic-focus="false" form:apply-design-mode="false"/>
        <draw:frame presentation:style-name="pr1" draw:layer="layout" svg:width="25.199cm" svg:height="17.936cm" svg:x="1.4cm" svg:y="0.837cm" presentation:class="title">
          <draw:text-box>
            <text:p>Django Templating<text:line-break/><text:span text:style-name="T1">aka “und was mach' ich jetzt mit dem HTML zeuchs?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arum vor dem django-Vortrag?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Weil wir später auf die coder-sicht wechseln</text:p>
              </text:list-item>
              <text:list-item>
                <text:p>Weil im echten Leben die backend-coder oft kein HTML schreibe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Y?</text:p>
          </draw:text-box>
        </draw:frame>
        <draw:frame draw:style-name="gr2" draw:layer="layout" svg:width="25.4cm" svg:height="12.781cm" svg:x="1.27cm" svg:y="4.445cm">
          <draw:text-box>
            <text:p>#!/usr/bin/env python</text:p>
            <text:p/>
            <text:p>import MySQLdb</text:p>
            <text:p/>
            <text:p>print “Content-Type: text/html”</text:p>
            <text:p>print “&lt;html&gt;&lt;head&gt;&lt;title&gt;Books&lt;/title&gt;&lt;/head&gt;”</text:p>
            <text:p>print “&lt;body&gt;”</text:p>
            <text:p>print “&lt;h1&gt;Books&lt;/h1&gt;”</text:p>
            <text:p>print “&lt;ul&gt;”</text:p>
            <text:p/>
            <text:p>connection = MySQLdb.connect(user=’me’, passwd=’letmein’, db=’my_db’) cursor = connection.cursor() cursor.execute(“SELECT name FROM books ORDER</text:p>
            <text:p><text:s text:c="45"/>BY pub_date DESC LIMIT 10”)</text:p>
            <text:p/>
            <text:p>for row in cursor.fetchall():</text:p>
            <text:p><text:tab/>print “&lt;li&gt;%s&lt;/li&gt;” % row[0]</text:p>
            <text:p/>
            <text:p>print “&lt;/ul&gt;” print “&lt;/body&gt;&lt;/html&gt;”</text:p>
            <text:p/>
            <text:p>connection.close()</text:p>
          </draw:text-box>
        </draw:frame>
        <draw:frame presentation:style-name="pr6" draw:layer="layout" svg:width="25.199cm" svg:height="1.445cm" svg:x="1.4cm" svg:y="17.78cm" presentation:class="outline" presentation:user-transformed="true">
          <draw:text-box>
            <text:list text:style-name="L2">
              <text:list-header>
                <text:p>--&gt; Do not want!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Ziel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“Balance between Power and Ease”</text:p>
              </text:list-item>
              <text:list-item>
                <text:p>Besonders für Designer/HTML-schreiber verständlich</text:p>
              </text:list-item>
              <text:list-item>
                <text:p>Presentation, not Program Logic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Y2</text:p>
          </draw:text-box>
        </draw:frame>
        <draw:frame draw:style-name="gr2" draw:layer="layout" svg:width="25.4cm" svg:height="7.03cm" svg:x="1.27cm" svg:y="4.446cm">
          <draw:text-box>
            <text:p>&lt;html&gt;</text:p>
            <text:p><text:tab/>&lt;head&gt;&lt;title&gt;Books&lt;/title&gt;&lt;/head&gt;</text:p>
            <text:p>&lt;body&gt;</text:p>
            <text:p>&lt;h1&gt;Books&lt;/h1&gt;</text:p>
            <text:p>&lt;ul&gt;</text:p>
            <text:p>{% for book in books %}</text:p>
            <text:p><text:tab/>&lt;li&gt;{{book.title|trim}}&lt;/li&gt;</text:p>
            <text:p>{% endfor %}</text:p>
            <text:p>&lt;/ul&gt;</text:p>
            <text:p>&lt;/body&gt;</text:p>
            <text:p>&lt;/html&gt;</text:p>
          </draw:text-box>
        </draw:frame>
        <draw:frame presentation:style-name="pr8" draw:layer="layout" svg:width="25.199cm" svg:height="6.897cm" svg:x="1.4cm" svg:y="12.7cm" presentation:class="outline" presentation:user-transformed="true">
          <draw:text-box>
            <text:list text:style-name="L2">
              <text:list-item>
                <text:p>Template-Engine bekommt ein Dictionary</text:p>
              </text:list-item>
              <text:list-item>
                <text:p>{books: [{id: 1, title: “1984”}, {id: 2, title: “Fahrenheit 451”}]</text:p>
              </text:list-item>
              <text:list-item>
                <text:p>Ersetzt die Template-Variabl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Syntax</text:p>
          </draw:text-box>
        </draw:frame>
        <draw:frame presentation:style-name="pr4" draw:layer="layout" svg:width="25.199cm" svg:height="13.613cm" svg:x="1.4cm" svg:y="4.914cm" presentation:class="outline" presentation:user-transformed="true">
          <draw:text-box>
            <text:list text:style-name="L2">
              <text:list-item>
                <text:p>Textbasiert -&gt; kein XML-Scheiß</text:p>
                <text:list>
                  <text:list-item>
                    <text:p>Nicht nur HTML generierbar, sondern auch CSS, Javascript, CSV, you name it.</text:p>
                  </text:list-item>
                </text:list>
              </text:list-item>
              <text:list-item>
                <text:p>Variables</text:p>
                <text:list>
                  <text:list-item>
                    <text:p><text:span text:style-name="T2">{{ bla }} --&gt; print bla</text:span></text:p>
                  </text:list-item>
                </text:list>
              </text:list-item>
              <text:list-item>
                <text:p>Filter</text:p>
                <text:list>
                  <text:list-item>
                    <text:p><text:span text:style-name="T2">{{ bla|default:”hai”}} --&gt; print bla if bla else “hai”</text:span></text:p>
                  </text:list-item>
                </text:list>
              </text:list-item>
              <text:list-item>
                <text:p>Tags</text:p>
                <text:list>
                  <text:list-item>
                    <text:p><text:span text:style-name="T2">{% tag arg1 arg2 %}[ do something {% endtag %}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Variablen - Lookup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{{ var.key }}</text:p>
                <text:list>
                  <text:list-item>
                    <text:p>var[“key”]<text:tab/><text:tab/><text:tab/><text:tab/><text:tab/>- Dictionary lookup</text:p>
                  </text:list-item>
                  <text:list-item>
                    <text:p>var.key<text:tab/><text:tab/><text:tab/><text:tab/><text:tab/><text:tab/><text:tab/>- Attribute lookup</text:p>
                  </text:list-item>
                  <text:list-item>
                    <text:p>var.key()<text:tab/><text:tab/><text:tab/><text:tab/><text:tab/><text:tab/>- Method call</text:p>
                  </text:list-item>
                  <text:list-item>
                    <text:p>var[key]<text:tab/><text:tab/><text:tab/><text:tab/><text:tab/><text:tab/>– List Index lookup</text:p>
                  </text:list-item>
                  <text:list-item>
                    <text:p>settings.TEMPLATE_STRING_IF_INVALID</text:p>
                  </text:list-item>
                </text:list>
              </text:list-item>
              <text:list-item>
                <text:p>Geht natürlich auch über mehrere Ebenen</text:p>
                <text:list>
                  <text:list-item>
                    <text:p>{{ var.key.foo.bla }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Intra-Template-Beziehungen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{% include templatename %}</text:p>
              </text:list-item>
              <text:list-item>
                <text:p>{% extend templatename %}</text:p>
                <text:list>
                  <text:list-item>
                    <text:p>{% block blockname %} {% endblock %} zum angeben von “extension points”</text:p>
                  </text:list-item>
                </text:list>
              </text:list-item>
            </text:list>
          </draw:text-box>
        </draw:frame>
        <draw:custom-shape draw:style-name="gr3" draw:text-style-name="P1" draw:id="id2" draw:layer="layout" svg:width="6.35cm" svg:height="1.905cm" svg:x="6.985cm" svg:y="11.829cm">
          <text:p text:style-name="P1">base.html</text:p>
          <draw:enhanced-geometry svg:viewBox="0 0 21600 21600" draw:type="rectangle" draw:enhanced-path="M 0 0 L 21600 0 21600 21600 0 21600 0 0 Z N"/>
        </draw:custom-shape>
        <draw:custom-shape draw:style-name="gr3" draw:text-style-name="P1" draw:id="id1" draw:layer="layout" svg:width="6.35cm" svg:height="1.905cm" svg:x="2.54cm" svg:y="16.904cm">
          <text:p text:style-name="P1">index.html</text:p>
          <draw:enhanced-geometry svg:viewBox="0 0 21600 21600" draw:type="rectangle" draw:enhanced-path="M 0 0 L 21600 0 21600 21600 0 21600 0 0 Z N"/>
        </draw:custom-shape>
        <draw:custom-shape draw:style-name="gr3" draw:text-style-name="P1" draw:id="id3" draw:layer="layout" svg:width="6.35cm" svg:height="1.905cm" svg:x="11.43cm" svg:y="16.904cm">
          <text:p text:style-name="P1">section.html</text:p>
          <draw:enhanced-geometry svg:viewBox="0 0 21600 21600" draw:type="rectangle" draw:enhanced-path="M 0 0 L 21600 0 21600 21600 0 21600 0 0 Z N"/>
        </draw:custom-shape>
        <draw:custom-shape draw:style-name="gr3" draw:text-style-name="P1" draw:id="id4" draw:layer="layout" svg:width="4.445cm" svg:height="1.905cm" svg:x="20.955cm" svg:y="16.904cm">
          <text:p text:style-name="P1">text.inc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8.89cm" svg:y1="17.856cm" svg:x2="10.16cm" svg:y2="13.734cm" draw:start-shape="id1" draw:end-shape="id2" svg:d="m8890 17856h500l770-3623v-499">
          <text:p/>
        </draw:connector>
        <draw:connector draw:style-name="gr4" draw:text-style-name="P1" draw:layer="layout" draw:type="lines" svg:x1="11.43cm" svg:y1="17.856cm" svg:x2="10.16cm" svg:y2="13.734cm" draw:start-shape="id3" draw:end-shape="id2" svg:d="m11430 17856h-500l-770-3623v-499">
          <text:p/>
        </draw:connector>
        <draw:connector draw:style-name="gr4" draw:text-style-name="P1" draw:layer="layout" draw:type="lines" svg:x1="17.78cm" svg:y1="17.856cm" svg:x2="20.955cm" svg:y2="17.856cm" draw:start-shape="id3" draw:end-shape="id4" svg:d="m17780 17856h500 2174 501">
          <text:p/>
        </draw:connector>
        <draw:frame draw:style-name="gr5" draw:layer="layout" svg:width="4.445cm" svg:height="0.971cm" svg:x="10.795cm" svg:y="15.004cm">
          <draw:text-box>
            <text:p>extend</text:p>
          </draw:text-box>
        </draw:frame>
        <draw:frame draw:style-name="gr5" draw:layer="layout" svg:width="4.445cm" svg:height="0.971cm" svg:x="17.78cm" svg:y="17.849cm">
          <draw:text-box>
            <text:p>include</text:p>
          </draw:text-box>
        </draw:frame>
        <draw:frame draw:style-name="gr5" draw:layer="layout" svg:width="5.715cm" svg:height="0.971cm" svg:x="20.48cm" svg:y="18.714cm">
          <draw:text-box>
            <text:p>.inc -&gt; convention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Aufteilen unserer Seit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base.html <text:s/>-- auf allen seiten vorkommende elemente (html header, impressum-link, ...)</text:p>
              </text:list-item>
              <text:list-item>
                <text:p>index.html</text:p>
              </text:list-item>
              <text:list-item>
                <text:p>project/single.html</text:p>
              </text:list-item>
              <text:list-item>
                <text:p>project/list.html</text:p>
              </text:list-item>
              <text:list-item>
                <text:p>author/list.html</text:p>
              </text:list-item>
              <text:list-item>
                <text:p>author/details.html – projekte des auto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Weiter aufsplitten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Include-files für Seitenteile, die in mehreren Templates vorkommen</text:p>
              </text:list-item>
              <text:list-item>
                <text:p>ZB</text:p>
                <text:list>
                  <text:list-item>
                    <text:p>projekt-icon mit link zum Projekt in liste und index</text:p>
                    <text:list>
                      <text:list-item>
                        <text:p>project/iconlink.inc</text:p>
                      </text:list-item>
                    </text:list>
                  </text:list-item>
                  <text:list-item>
                    <text:p>Icons der projekte in detail und index</text:p>
                    <text:list>
                      <text:list-item>
                        <text:p>project/usericons.in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Interface von python aus</text:p>
          </draw:text-box>
        </draw:frame>
        <draw:frame draw:style-name="gr6" draw:layer="layout" svg:width="20.32cm" svg:height="9.91cm" svg:x="4.445cm" svg:y="5.08cm">
          <draw:text-box>
            <text:list text:style-name="L1">
              <text:list-header>
                <text:p>from django.template import Context, Template</text:p>
                <text:p>c = Context({'var1': var1, 'var2': var2})</text:p>
                <text:p>t = django.template.loader.get_template('index.html')</text:p>
                <text:p>t.render(c)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21" presentation:use-footer-name="ftr1" presentation:use-date-time-name="dtd1">
        <office:forms form:automatic-focus="false" form:apply-design-mode="false"/>
        <draw:frame presentation:style-name="pr1" draw:layer="layout" svg:width="25.199cm" svg:height="17.936cm" svg:x="1.4cm" svg:y="0.837cm" presentation:class="title">
          <draw:text-box>
            <text:p>pause.<text:line-break/><text:span text:style-name="T3">python+django installpart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installing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Fedora</text:p>
                <text:list>
                  <text:list-item>
                    <text:p>yum install Django</text:p>
                  </text:list-item>
                </text:list>
              </text:list-item>
              <text:list-item>
                <text:p>Everyone else</text:p>
                <text:list>
                  <text:list-header>
                    <text:p>django 1.0.2 von django-project.com oder dem Paketmanagementsystem deiner Wahl.</text:p>
                    <text:p>Nicht(!) 0.9.$foo kthxbai</text:p>
                  </text:list-header>
                </text:list>
              </text:list-item>
              <text:list-item>
                <text:p>Windows ist ein ganz spezieller Junge</text:p>
                <text:list>
                  <text:list-item>
                    <text:p>Python -&gt; python.or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21" presentation:use-footer-name="ftr1" presentation:use-date-time-name="dtd1">
        <office:forms form:automatic-focus="false" form:apply-design-mode="false"/>
        <draw:frame presentation:style-name="pr1" draw:layer="layout" svg:width="25.199cm" svg:height="17.936cm" svg:x="1.4cm" svg:y="0.837cm" presentation:class="title" presentation:user-transformed="true">
          <draw:text-box>
            <text:p>Django Basics<text:line-break/><text:span text:style-name="T1">aka “wie entwickeln die coolen web2.0 typen fuers web?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It is python!</text:p>
          </draw:text-box>
        </draw:frame>
        <draw:frame draw:style-name="gr7" draw:text-style-name="P1" draw:layer="layout" svg:width="13.911cm" svg:height="15.791cm" svg:x="12.235cm" svg:y="3.81cm">
          <draw:image xlink:href="../../../../Desktop/python.png" xlink:type="simple" xlink:show="embed" xlink:actuate="onLoad">
            <text:p/>
          </draw:image>
        </draw:frame>
        <draw:frame draw:style-name="gr8" draw:text-style-name="P1" draw:layer="layout" svg:width="10.16cm" svg:height="10.655cm" svg:x="0.635cm" svg:y="6.985cm">
          <draw:image xlink:href="../../../../Desktop/new_pet.png" xlink:type="simple" xlink:show="embed" xlink:actuate="onLoad">
            <text:p/>
          </draw:image>
        </draw:frame>
        <draw:frame draw:style-name="gr5" draw:layer="layout" svg:width="11.43cm" svg:height="1.691cm" svg:x="0.635cm" svg:y="3.81cm">
          <draw:text-box>
            <text:p>Comics herzeigen:</text:p>
            <text:p>Der eigentliche Grund für den Workshop.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python</text:p>
          </draw:text-box>
        </draw:frame>
        <draw:frame presentation:style-name="pr4" draw:layer="layout" svg:width="25.199cm" svg:height="14.501cm" svg:x="1.4cm" svg:y="4.914cm" presentation:class="outline" presentation:user-transformed="true">
          <draw:text-box>
            <text:list text:style-name="L2">
              <text:list-item>
                <text:p>Array? [elem1, elem2, elem3]</text:p>
              </text:list-item>
              <text:list-item>
                <text:p>Dictionary? {'key1': val1, 'key2': val2}</text:p>
              </text:list-item>
              <text:list-item>
                <text:p>Immutable List? (val1, val2, val3)</text:p>
              </text:list-item>
              <text:list-item>
                <text:p>for x in y:</text:p>
                <text:list>
                  <text:list-header>
                    <text:p>print x</text:p>
                  </text:list-header>
                </text:list>
              </text:list-item>
              <text:list-item>
                <text:p>if x:</text:p>
                <text:list>
                  <text:list-item>
                    <text:p>print y</text:p>
                  </text:list-item>
                </text:list>
              </text:list-item>
              <text:list-item>
                <text:p>print x if y else z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python packag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PYTHONPATH sagt, wo welche sein können</text:p>
              </text:list-item>
              <text:list-item>
                <text:p>Import x.y.z sucht x/y/z relativ zu jedem pfad in PYTHONPATH</text:p>
              </text:list-item>
              <text:list-item>
                <text:p>Suche geht nur in Ordner mit dem file __init__.py</text:p>
              </text:list-item>
              <text:list-item>
                <text:p>from x import y macht code leichter lesba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0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Moar python?</text:p>
          </draw:text-box>
        </draw:frame>
        <draw:frame presentation:style-name="pr10" draw:layer="layout" svg:width="25.199cm" svg:height="13.609cm" svg:x="1.4cm" svg:y="5.039cm" presentation:class="subtitle">
          <draw:text-box>
            <text:p><text:a xlink:href="http://www.yukoncollege.yk.ca/~ttopper/COMP118/rCheatSheet.html">short cheatsheet</text:a></text:p>
            <text:p><text:a xlink:href="http://rgruet.free.fr/PQR26/PQR2.6.html">long cheatsheet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Was ist also Django?</text:p>
          </draw:text-box>
        </draw:frame>
        <draw:frame presentation:style-name="pr4" draw:layer="layout" svg:width="25.199cm" svg:height="13.793cm" svg:x="1.4cm" svg:y="4.914cm" presentation:class="outline" presentation:user-transformed="true">
          <draw:text-box>
            <text:list text:style-name="L2">
              <text:list-item>
                <text:p>Eigentlich nur python-libraries.</text:p>
              </text:list-item>
              <text:list-item>
                <text:p>Und die Template-Engine</text:p>
              </text:list-item>
              <text:list-item>
                <text:p>Nimmt dir das meiste ab, was du eigentlich nicht schreiben willst (“boilerplate”)</text:p>
              </text:list-item>
              <text:list-item>
                <text:p>Und Sachen, die du eventuell selbst schreiben würdest.</text:p>
              </text:list-item>
              <text:list-item>
                <text:p>Und gibt dir Tools für Entwicklung und Deploym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5T1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MVC / MTV</text:p>
          </draw:text-box>
        </draw:frame>
        <draw:frame draw:name="Object 1" draw:style-name="gr9" draw:layer="layout" svg:width="25.199cm" svg:height="13.859cm" svg:x="2.7cm" svg:y="4.914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5T1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MVC / MTV -&gt; Request</text:p>
          </draw:text-box>
        </draw:frame>
        <draw:frame draw:name="Object 1" draw:style-name="gr9" draw:layer="layout" svg:width="25.199cm" svg:height="13.859cm" svg:x="2.7cm" svg:y="4.914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<text:a xlink:href="http://docs.djangoproject.com/en/dev/misc/design-philosophies/#misc-design-philosophies">Philosophie</text:a>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Loose Coupling</text:p>
              </text:list-item>
              <text:list-item>
                <text:p>Less Code</text:p>
              </text:list-item>
              <text:list-item>
                <text:p>DRY</text:p>
              </text:list-item>
              <text:list-item>
                <text:p>Explicit &gt; Implicit</text:p>
              </text:list-item>
              <text:list-item>
                <text:p>Consistency</text:p>
              </text:list-item>
              <text:list-item>
                <text:p>Seperate Logic from Presentation</text:p>
              </text:list-item>
              <text:list-item>
                <text:p>Don't invent a new Programming Langu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DRY: Applications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ode re-use</text:p>
                <text:list>
                  <text:list-item>
                    <text:p>Wenn möglich unabhängig von den anderen apps</text:p>
                  </text:list-item>
                </text:list>
              </text:list-item>
              <text:list-item>
                <text:p>Models und views gibt es per convention nur in app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Applications: Beispiel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Manche mitgeliefert, ZB</text:p>
                <text:list>
                  <text:list-item>
                    <text:p>Comments</text:p>
                  </text:list-item>
                  <text:list-item>
                    <text:p><text:span text:style-name="T4">Admin</text:span></text:p>
                  </text:list-item>
                  <text:list-item>
                    <text:p>Syndication</text:p>
                  </text:list-item>
                </text:list>
              </text:list-item>
              <text:list-item>
                <text:p>Manche frei verfügbar</text:p>
                <text:list>
                  <text:list-item>
                    <text:p>Regist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Applications: Woher?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Viele auf code.google.com gehostet</text:p>
                <text:list>
                  <text:list-item>
                    <text:p>Nicht-komplettes Verzeichnis:</text:p>
                    <text:p><text:a xlink:href="http://djangoplugables.com/">http://djangoplugables.com/</text:a></text:p>
                  </text:list-item>
                </text:list>
              </text:list-item>
              <text:list-item>
                <text:p><text:a xlink:href="http://www.djangosnippets.org/">http://www.djangosnippets.org/</text:a></text:p>
              </text:list-item>
              <text:list-item>
                <text:p>djangoproject.com</text:p>
                <text:list>
                  <text:list-item>
                    <text:p>Bugtracker</text:p>
                  </text:list-item>
                  <text:list-item>
                    <text:p>Users mailing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ool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django-admin.py</text:p>
                <text:list>
                  <text:list-item>
                    <text:p>Eigentlich nur zum anlegen von projekten</text:p>
                  </text:list-item>
                </text:list>
              </text:list-item>
              <text:list-item>
                <text:p>manage.py</text:p>
                <text:list>
                  <text:list-item>
                    <text:p>Projektspezifisch</text:p>
                  </text:list-item>
                  <text:list-item>
                    <text:p>Applications erstellen</text:p>
                  </text:list-item>
                  <text:list-item>
                    <text:p>Datenbankadministration: syncdb, reset</text:p>
                  </text:list-item>
                  <text:list-item>
                    <text:p>Testen: shell, runserver</text:p>
                  </text:list-item>
                  <text:list-item>
                    <text:p>Testdaten speichern und la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Django: Starting Up</text:p>
          </draw:text-box>
        </draw:frame>
        <draw:frame presentation:style-name="pr11" draw:layer="layout" svg:width="25.199cm" svg:height="14.078cm" svg:x="1.4cm" svg:y="4.914cm" presentation:class="outline" presentation:user-transformed="true">
          <draw:text-box>
            <text:list text:style-name="L2">
              <text:list-item>
                <text:p>django-admin.py startproject $name</text:p>
              </text:list-item>
              <text:list-item>
                <text:p>Mkdir templates</text:p>
                <text:list>
                  <text:list-item>
                    <text:p>und die vorbereiteten html-files von vorhin hineinkopieren.</text:p>
                  </text:list-item>
                  <text:list-item>
                    <text:p>Brauchen wir später</text:p>
                  </text:list-item>
                </text:list>
              </text:list-item>
            </text:list>
          </draw:text-box>
        </draw:frame>
        <draw:frame draw:style-name="gr2" draw:layer="layout" svg:width="25.4cm" svg:height="2.557cm" svg:x="1.27cm" svg:y="13.335cm">
          <draw:text-box>
            <text:p>./__init__.py</text:p>
            <text:p>./manage.py</text:p>
            <text:p>./settings.py</text:p>
            <text:p>./urls.py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setting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Database</text:p>
              </text:list-item>
              <text:list-item>
                <text:p>Pfade</text:p>
              </text:list-item>
              <text:list-item>
                <text:p>Ist ein python-file</text:p>
                <text:list>
                  <text:list-item>
                    <text:p>Kann man dynamisch machen.</text:p>
                  </text:list-item>
                  <text:list-item>
                    <text:p>Machen wir auch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Settings: Demo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Wir gehen den code durch, und erklären die wichtigen Optionen.</text:p>
              </text:list-item>
              <text:list-item>
                <text:p>Details: <text:a xlink:href="http://docs.djangoproject.com/en/dev/topics/settings/#topics-settings">djangoproject-docs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url schema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Keine .html extensions</text:p>
              </text:list-item>
              <text:list-item>
                <text:p>Keine ?id=blablabla parameter</text:p>
              </text:list-item>
              <text:list-item>
                <text:p>“pretty urls” quasi.</text:p>
              </text:list-item>
              <text:list-item>
                <text:p>statt</text:p>
                <text:list>
                  <text:list-item>
                    <text:p>blog.php?id=123124</text:p>
                  </text:list-item>
                  <text:list-item>
                    <text:p>/blog/2009/02/14/scheiss-auf-valentinsta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urls.py</text:p>
          </draw:text-box>
        </draw:frame>
        <draw:frame presentation:style-name="pr12" draw:layer="layout" svg:width="25.199cm" svg:height="7.786cm" svg:x="1.4cm" svg:y="4.914cm" presentation:class="outline" presentation:user-transformed="true">
          <draw:text-box>
            <text:list text:style-name="L2">
              <text:list-item>
                <text:p>pure python.</text:p>
              </text:list-item>
              <text:list-item>
                <text:p>url -&gt; view mapping (“controller”)</text:p>
              </text:list-item>
              <text:list-item>
                <text:p>Regular expressions are your friend</text:p>
              </text:list-item>
              <text:list-item>
                <text:p>(r'regex', function, {'parameters': for_view})</text:p>
              </text:list-item>
            </text:list>
          </draw:text-box>
        </draw:frame>
        <draw:frame draw:style-name="gr10" draw:layer="layout" svg:width="27.095cm" svg:height="2.557cm" svg:x="0.421cm" svg:y="13.957cm">
          <draw:text-box>
            <text:p>(r'^who/(?P&lt;username&gt;[^/]+)/$', view_user, {'template': 'project/detail.html'}),</text:p>
            <text:p/>
            <text:p>who/fin/</text:p>
            <text:p>--&gt; call: view_user(request, username='fin', template='project/detail.html')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URL-Funktionen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Include() - bei match wird rest der URL an inkludierte urlconf weitergegeben</text:p>
              </text:list-item>
              <text:list-item>
                <text:p>django.views.generic</text:p>
                <text:list>
                  <text:list-item>
                    <text:p>Generische URLs für viele Anwendungsgebiete</text:p>
                  </text:list-item>
                  <text:list-item>
                    <text:p>date-based</text:p>
                  </text:list-item>
                  <text:list-item>
                    <text:p>object-detail</text:p>
                  </text:list-item>
                  <text:list-item>
                    <text:p>simple</text:p>
                    <text:list>
                      <text:list-item>
                        <text:p>direct_to_templa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Feature: Reverse URL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4. Element der Liste: name für url-pattern</text:p>
              </text:list-item>
              <text:list-item>
                <text:p>Models können ihre Permalinks von Django erfahren</text:p>
              </text:list-item>
              <text:list-item>
                <text:p>Vermeidet festgecodete UR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Was fehlt jetzt noch?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Models: Datenbank.</text:p>
              </text:list-item>
              <text:list-item>
                <text:p>Views: glu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use-footer-name="ftr1" presentation:use-date-time-name="dtd1">
        <office:forms form:automatic-focus="false" form:apply-design-mode="false"/>
        <draw:frame presentation:style-name="pr1" draw:layer="layout" svg:width="25.199cm" svg:height="17.936cm" svg:x="1.4cm" svg:y="0.837cm" presentation:class="title">
          <draw:text-box>
            <text:p>the plan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Verwenden anderer Apps</text:p>
          </draw:text-box>
        </draw:frame>
        <draw:frame presentation:style-name="pr4" draw:layer="layout" svg:width="25.199cm" svg:height="14.561cm" svg:x="1.4cm" svg:y="4.914cm" presentation:class="outline" presentation:user-transformed="true">
          <draw:text-box>
            <text:list text:style-name="L2">
              <text:list-item>
                <text:p>Methoden</text:p>
                <text:list>
                  <text:list-item>
                    <text:p>django-contrib</text:p>
                  </text:list-item>
                  <text:list-item>
                    <text:p>Download &amp; copy</text:p>
                  </text:list-item>
                  <text:list-item>
                    <text:p>(manchmal) easy_install $appname</text:p>
                  </text:list-item>
                </text:list>
              </text:list-item>
              <text:list-item>
                <text:p>Wir verwenden</text:p>
                <text:list>
                  <text:list-item>
                    <text:p><text:a xlink:href="http://code.google.com/p/django-registration/">http://code.google.com/p/django-registration/</text:a></text:p>
                  </text:list-item>
                  <text:list-item>
                    <text:p>django-admin</text:p>
                  </text:list-item>
                  <text:list-item>
                    <text:p>django-comments</text:p>
                  </text:list-item>
                </text:list>
              </text:list-item>
              <text:list-item>
                <text:p>settings.INSTALLED_AP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Gentium" style:font-style-name="Regular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text-properties fo:font-family="'Courier New'" style:font-style-name="Normal" style:font-family-generic="modern" style:font-pitch="fixed" fo:font-size="16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opacity="100%" draw:shadow="hidden" draw:shadow-offset-x="0.305cm" draw:shadow-offset-y="0.305cm" draw:shadow-color="#808080" draw:shadow-opacity="100%"/>
      <style:paragraph-properties>
        <style:tab-stops/>
      </style:paragraph-properties>
      <style:text-properties fo:color="#808080" fo:font-family="Gentium" style:font-style-name="Regular" style:font-pitch="variable" fo:font-size="22pt" fo:font-weight="bold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6cm" fo:text-indent="0cm"/>
      <style:text-properties style:use-window-font-color="true" style:text-outline="false" style:text-line-through-style="none" fo:font-family="Gentium" style:font-style-name="Regular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Gentium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Gentium" style:font-style-name="Regular" style:font-pitch="variable" fo:font-size="44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0.894cm" svg:x="1.4cm" svg:y="19.68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894cm" svg:x="9.576cm" svg:y="19.68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0.894cm" svg:x="20.076cm" svg:y="19.6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2-13T22:12:17</meta:creation-date>
    <meta:editing-duration>PT18H13M56S</meta:editing-duration>
    <meta:editing-cycles>116</meta:editing-cycles>
    <meta:generator>OpenOffice.org/3.0$Unix OpenOffice.org_project/300m15$Build-9379</meta:generator>
    <dc:date>2009-02-14T16:29:20</dc:date>
    <meta:document-statistic meta:object-count="17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175cm" svg:y1="0.01cm" svg:x2="18.78cm" svg:y2="0.01cm">
          <text:p/>
        </draw:line>
        <draw:line draw:style-name="gr1" draw:text-style-name="P1" draw:layer="layout" svg:x1="4.175cm" svg:y1="0.01cm" svg:x2="14.615cm" svg:y2="0.01cm">
          <text:p/>
        </draw:line>
        <draw:line draw:style-name="gr1" draw:text-style-name="P1" draw:layer="layout" svg:x1="3.54cm" svg:y1="6.715cm" svg:x2="16.875cm" svg:y2="6.715cm">
          <text:p/>
        </draw:line>
        <draw:rect draw:style-name="gr2" draw:text-style-name="P1" draw:layer="layout" svg:width="3.81cm" svg:height="1.905cm" svg:x="2.905cm" svg:y="4.175cm">
          <text:p text:style-name="P1">Model</text:p>
        </draw:rect>
        <draw:rect draw:style-name="gr2" draw:text-style-name="P1" draw:layer="layout" svg:width="3.81cm" svg:height="1.905cm" svg:x="8.62cm" svg:y="4.175cm">
          <text:p text:style-name="P1">View</text:p>
        </draw:rect>
        <draw:rect draw:style-name="gr2" draw:text-style-name="P1" draw:layer="layout" svg:width="3.81cm" svg:height="1.905cm" svg:x="14.335cm" svg:y="4.175cm">
          <text:p text:style-name="P1">Controller</text:p>
        </draw:rect>
        <draw:rect draw:style-name="gr2" draw:text-style-name="P1" draw:layer="layout" svg:width="3.81cm" svg:height="1.905cm" svg:x="8.62cm" svg:y="7.35cm">
          <text:p text:style-name="P1">View</text:p>
        </draw:rect>
        <draw:rect draw:style-name="gr2" draw:text-style-name="P1" draw:layer="layout" svg:width="3.81cm" svg:height="1.905cm" svg:x="14.335cm" svg:y="7.35cm">
          <text:p text:style-name="P1">Django</text:p>
        </draw:rect>
        <draw:rect draw:style-name="gr2" draw:text-style-name="P1" draw:layer="layout" svg:width="3.81cm" svg:height="1.905cm" svg:x="8.62cm" svg:y="9.951cm">
          <text:p text:style-name="P1">Template</text:p>
        </draw:rect>
        <draw:rect draw:style-name="gr2" draw:text-style-name="P1" draw:layer="layout" svg:width="3.81cm" svg:height="1.905cm" svg:x="14.335cm" svg:y="10.051cm">
          <text:p text:style-name="P1">URLconf</text:p>
        </draw:rect>
        <draw:rect draw:style-name="gr2" draw:text-style-name="P1" draw:layer="layout" svg:width="3.81cm" svg:height="1.905cm" svg:x="2.905cm" svg:y="7.376cm">
          <text:p text:style-name="P1">Model</text:p>
        </draw:rect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175cm" svg:y1="0.01cm" svg:x2="18.78cm" svg:y2="0.01cm">
          <text:p/>
        </draw:line>
        <draw:line draw:style-name="gr1" draw:text-style-name="P1" draw:layer="layout" svg:x1="4.175cm" svg:y1="0.01cm" svg:x2="14.615cm" svg:y2="0.01cm">
          <text:p/>
        </draw:line>
        <draw:line draw:style-name="gr1" draw:text-style-name="P1" draw:layer="layout" svg:x1="3.54cm" svg:y1="6.715cm" svg:x2="16.875cm" svg:y2="6.715cm">
          <text:p/>
        </draw:line>
        <draw:rect draw:style-name="gr2" draw:text-style-name="P1" draw:layer="layout" svg:width="3.81cm" svg:height="1.905cm" svg:x="2.905cm" svg:y="4.175cm">
          <text:p text:style-name="P1">Model</text:p>
        </draw:rect>
        <draw:rect draw:style-name="gr2" draw:text-style-name="P1" draw:layer="layout" svg:width="3.81cm" svg:height="1.905cm" svg:x="8.62cm" svg:y="4.175cm">
          <text:p text:style-name="P1">View</text:p>
        </draw:rect>
        <draw:rect draw:style-name="gr2" draw:text-style-name="P1" draw:layer="layout" svg:width="3.81cm" svg:height="1.905cm" svg:x="14.335cm" svg:y="4.175cm">
          <text:p text:style-name="P1">Controller</text:p>
        </draw:rect>
        <draw:rect draw:style-name="gr2" draw:text-style-name="P1" draw:layer="layout" svg:width="3.81cm" svg:height="1.905cm" svg:x="8.62cm" svg:y="7.35cm">
          <text:p text:style-name="P1">View</text:p>
        </draw:rect>
        <draw:rect draw:style-name="gr2" draw:text-style-name="P1" draw:layer="layout" svg:width="3.81cm" svg:height="1.905cm" svg:x="14.335cm" svg:y="7.35cm">
          <text:p text:style-name="P1">Django</text:p>
        </draw:rect>
        <draw:rect draw:style-name="gr2" draw:text-style-name="P1" draw:layer="layout" svg:width="3.81cm" svg:height="1.905cm" svg:x="8.62cm" svg:y="9.951cm">
          <text:p text:style-name="P1">Template</text:p>
        </draw:rect>
        <draw:rect draw:style-name="gr2" draw:text-style-name="P1" draw:layer="layout" svg:width="3.81cm" svg:height="1.905cm" svg:x="14.335cm" svg:y="10.051cm">
          <text:p text:style-name="P1">URLconf</text:p>
        </draw:rect>
        <draw:rect draw:style-name="gr2" draw:text-style-name="P1" draw:layer="layout" svg:width="3.81cm" svg:height="1.905cm" svg:x="2.905cm" svg:y="7.376cm">
          <text:p text:style-name="P1">Model</text:p>
        </draw:rect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